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Info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Info.addParameterToBase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nkInfo.appendToBas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Info.getBase( Boolean secu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Info.deleteParameterFromBase( String parameter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inkInfo.getSecureLinkBase( Request request , String relativeURI , int default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Info.getAbsoluteUrl( Request request , boolean useSecure , int po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inkInfo.LinkInfo( Request request , int defaultPort , int defaultSecu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Info.getRelativeURI( 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inkInfo.appendToBas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Info.getHttpLinkBase( Request request , String relativeURI , int default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